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a3b7" officeooo:paragraph-rsid="0006a3b7"/>
    </style:style>
    <style:style style:name="P2" style:family="paragraph" style:parent-style-name="Preformatted_20_Text">
      <style:text-properties officeooo:rsid="0008082a" officeooo:paragraph-rsid="00080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e</text:p>
      <text:p text:style-name="P2">aquí te he metido cosas roque porque el otro proyecto no he podido bajárme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7T18:29:48.571000000</dc:date>
    <meta:editing-duration>PT1M4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" meta:word-count="15" meta:character-count="81" meta:non-whitespace-character-count="68"/>
  </office:meta>
</office:document-meta>
</file>